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e55d" officeooo:paragraph-rsid="0017e55d"/>
    </style:style>
    <style:style style:name="P2" style:family="paragraph" style:parent-style-name="Standard">
      <style:text-properties officeooo:rsid="001aaac4" officeooo:paragraph-rsid="001aaac4"/>
    </style:style>
    <style:style style:name="P3" style:family="paragraph" style:parent-style-name="Standard">
      <style:text-properties officeooo:paragraph-rsid="001bdec9"/>
    </style:style>
    <style:style style:name="P4" style:family="paragraph" style:parent-style-name="Standard">
      <style:paragraph-properties fo:text-align="center" style:justify-single-word="false"/>
      <style:text-properties officeooo:rsid="001c21f9" officeooo:paragraph-rsid="001c21f9"/>
    </style:style>
    <style:style style:name="P5" style:family="paragraph" style:parent-style-name="Standard">
      <style:text-properties officeooo:rsid="001eddc4" officeooo:paragraph-rsid="001eddc4"/>
    </style:style>
    <style:style style:name="P6" style:family="paragraph" style:parent-style-name="Standard">
      <style:text-properties officeooo:rsid="001fdd35" officeooo:paragraph-rsid="001fdd35"/>
    </style:style>
    <style:style style:name="P7" style:family="paragraph" style:parent-style-name="Heading_20_3">
      <style:text-properties officeooo:paragraph-rsid="001bdec9"/>
    </style:style>
    <style:style style:name="P8" style:family="paragraph" style:parent-style-name="Standard">
      <style:text-properties officeooo:rsid="0017e55d" officeooo:paragraph-rsid="0017e55d"/>
    </style:style>
    <style:style style:name="P9" style:family="paragraph" style:parent-style-name="Standard">
      <style:text-properties officeooo:rsid="0023f812" officeooo:paragraph-rsid="0023f812"/>
    </style:style>
    <style:style style:name="P10" style:family="paragraph" style:parent-style-name="Standard">
      <style:text-properties officeooo:rsid="001fdd35" officeooo:paragraph-rsid="001fdd35"/>
    </style:style>
    <style:style style:name="P11" style:family="paragraph" style:parent-style-name="Standard">
      <style:text-properties officeooo:paragraph-rsid="001fdd35"/>
    </style:style>
    <style:style style:name="P12" style:family="paragraph" style:parent-style-name="Standard">
      <style:text-properties officeooo:rsid="0025c446" officeooo:paragraph-rsid="0025c446"/>
    </style:style>
    <style:style style:name="P13" style:family="paragraph" style:parent-style-name="Standard">
      <style:text-properties officeooo:paragraph-rsid="001bdec9"/>
    </style:style>
    <style:style style:name="T1" style:family="text">
      <style:text-properties officeooo:rsid="001aaac4"/>
    </style:style>
    <style:style style:name="T2" style:family="text">
      <style:text-properties officeooo:rsid="001bdec9"/>
    </style:style>
    <style:style style:name="T3" style:family="text">
      <style:text-properties officeooo:rsid="001c1303"/>
    </style:style>
    <style:style style:name="T4" style:family="text">
      <style:text-properties officeooo:rsid="001eddc4"/>
    </style:style>
    <style:style style:name="T5" style:family="text">
      <style:text-properties officeooo:rsid="0023f812"/>
    </style:style>
    <style:style style:name="T6" style:family="text">
      <style:text-properties officeooo:rsid="002491f9"/>
    </style:style>
    <style:style style:name="T7" style:family="text">
      <style:text-properties officeooo:rsid="0025c446"/>
    </style:style>
    <style:style style:name="T8" style:family="text">
      <style:text-properties officeooo:rsid="001fdd35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52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Orange Pill Project</text:p>
      <text:p text:style-name="P1">1) Cosa sono le criptovalute?</text:p>
      <text:p text:style-name="P1">2) Co<text:span text:style-name="T1">s’è e co</text:span>me funziona una blockchain? <text:span text:style-name="T5">(meccanismo delle conferme)</text:span></text:p>
      <text:p text:style-name="P1">3) Cosa significa decentralizzato?</text:p>
      <text:p text:style-name="P9">4) Quale è la differenza tra proof of work e proof of stake?</text:p>
      <text:p text:style-name="P1"><text:span text:style-name="T5">5</text:span>) Come si determina il prezzo di una criptovaluta?</text:p>
      <text:p text:style-name="P1"><text:span text:style-name="T5">6</text:span>) Cos’è e come funziona Bitcoin? <text:span text:style-name="T5">(mining e difficoltà)</text:span></text:p>
      <text:p text:style-name="P5"><text:span text:style-name="T5">7</text:span>) Storia del denaro, il gold standard e come siamo arrivati a bitcoin</text:p>
      <text:p text:style-name="P1"><text:span text:style-name="T5">8</text:span>) Chi è Satoshi Nakamoto e cosa c’è alla base della sua filosofia</text:p>
      <text:p text:style-name="P1"><text:span text:style-name="T5">9</text:span>) Perchè Bitcoin è uno strumento di libertà e perché le altcoin sono strumenti speculativi</text:p>
      <text:p text:style-name="P1"><text:span text:style-name="T5">10</text:span>) Perchè dovrei comprare dei bitcoin? </text:p>
      <text:p text:style-name="P1"><text:span text:style-name="T4">1</text:span><text:span text:style-name="T5">1</text:span>) Quale è il miglior metodo per tenere al sicuro i miei bitcoin?</text:p>
      <text:p text:style-name="P1">1<text:span text:style-name="T5">2</text:span>) Inflazione, <text:span text:style-name="T6">deflazione e </text:span>criptovalut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2">1) Cosa sono le criptovalute?</text:p>
      <text:p text:style-name="P2">Una criptovaluta è una forma di valuta, una moneta, che esiste digitalmente ed usa la crittografia per rendere sicure le transazioni effettuate con la stessa.</text:p>
      <text:p text:style-name="P2"/>
      <text:p text:style-name="P2">2) Cos’è e come funziona una blockchain?</text:p>
      <text:p text:style-name="P3"/>
      <text:p text:style-name="P3"><text:span text:style-name="T2">Una blockchain è un sistema di immagazzinamento delle informazioni studiato per rendere le informazioni immagazzinate non modificabili e impossibili da hackerare. E’ un sistema digitale per registrare informazioni o transazioni da posti diversi allo stesso momento. Ogni computer nella blockchain o “nodo” contiene una copia di tutta la blockchain per evitare che il malfunzionamento di un singolo possa mettere a rischio tutto il sistema, e le copie di tutti i nodi sono validate ed aggiornate simultaneamente. </text:span><text:span text:style-name="T3">Le blockchain vengono spesso paragonate a dei database ma hanno delle differenze sostanziali, mentre nei database i dati vengono registrati in righe, colonne e tabelle nelle blockchain i dati vengono registrati in blocchi, che vengono poi concatenati. Ogni volta che viene aggiunto un nuovo blocco quelli precedenti diventano immutabili e registrati per sempre nella blockchain. Inoltre una blockchain è distribuita su più computer (nodi) mentre un database tradizionale viene centralizzato su di un solo computer.</text:span></text:p>
      <text:p text:style-name="P6">Come si svolge il processo di aggiunta di un blocco nella blockchain?</text:p>
      <text:p text:style-name="P6"/>
      <text:p text:style-name="P6">1. Un utente autorizzato invia una transazione <text:span text:style-name="T7">da un soggetto A a un soggetto B </text:span>o un dato che <text:span text:style-name="T7">dovrà essere</text:span> conforme alla tecnologia</text:p>
      <text:p text:style-name="P6">2. Verrà creato un blocco che contiene la transazione o il dato</text:p>
      <text:p text:style-name="P6">3. Il blocco sarà inviato ad ogni computer nodo della rete, <text:span text:style-name="T7">viene quindi aggiunto alla mempool, la lista di transazioni in attesa</text:span></text:p>
      <text:p text:style-name="P11"><text:span text:style-name="T8">4. I </text:span><text:span text:style-name="T7">miner</text:span><text:span text:style-name="T8"> verificano la transazione </text:span><text:span text:style-name="T7">scegliendo nella mempool quelle con le fee più idonee</text:span><text:span text:style-name="T8"> </text:span><text:span text:style-name="T7">attraverso calcoli matematici basati su regole predeterminate e aggiungono il blocco alla blockchain esistente. Nel protocollo PoW, Proof of work, i miner vengono ricompensati per ogni blocco aggiunto con una certa somma di bitcoin.</text:span></text:p>
      <text:p text:style-name="P12">5. L’aggiornamento della blockchain viene distribuito sulla rete a tutti i nodi</text:p>
      <text:p text:style-name="P12">6. Ogni blocco verificato è identificato con un hash crittografato, ogni blocco contiene anche il riferimento all’hash del blocco precedente creando così una catena non modificabile o falsificabile.</text:p>
      <text:p text:style-name="P12">7. Alla fine del processo, la transazione è completa, il dato rimarrà per sempre registrato nella blockchain e i fondi contenuti nella transazione sono passati dal soggetto A al soggetto B</text:p>
      <text:h text:style-name="P7" text:outline-level="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7-11T11:00:45.844000000</meta:creation-date>
    <dc:date>2022-07-12T21:33:48.864000000</dc:date>
    <meta:editing-duration>PT6H56M31S</meta:editing-duration>
    <meta:editing-cycles>5</meta:editing-cycles>
    <meta:generator>LibreOffice/7.2.3.2$Windows_X86_64 LibreOffice_project/d166454616c1632304285822f9c83ce2e660fd92</meta:generator>
    <meta:document-statistic meta:table-count="0" meta:image-count="0" meta:object-count="0" meta:page-count="2" meta:paragraph-count="25" meta:word-count="496" meta:character-count="3123" meta:non-whitespace-character-count="2651"/>
  </office:meta>
</office:document-meta>
</file>